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bac9" officeooo:paragraph-rsid="0005bac9"/>
    </style:style>
    <style:style style:name="P2" style:family="paragraph" style:parent-style-name="Standard">
      <style:paragraph-properties fo:break-before="page"/>
      <style:text-properties officeooo:rsid="0005bac9" officeooo:paragraph-rsid="0005ba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ources:</text:p>
      <text:p text:style-name="P1"><text:a xlink:type="simple" xlink:href="https://www.baeldung.com/spring-boot-testing" text:style-name="Internet_20_link" text:visited-style-name="Visited_20_Internet_20_Link">https://www.baeldung.com/spring-boot-testing</text:a></text:p>
      <text:p text:style-name="P1"><text:a xlink:type="simple" xlink:href="https://spring.io/guides/" text:style-name="Internet_20_link" text:visited-style-name="Visited_20_Internet_20_Link">https://spring.io/guides/</text:a></text:p>
      <text:p text:style-name="P1"><text:a xlink:type="simple" xlink:href="http://zetcode.com/springboot/datajpatest/" text:style-name="Internet_20_link" text:visited-style-name="Visited_20_Internet_20_Link">http://zetcode.com/springboot/datajpatest/</text:a></text:p>
      <text:p text:style-name="P1"><text:a xlink:type="simple" xlink:href="https://reflectoring.io/spring-boot-data-jpa-test/" text:style-name="Internet_20_link" text:visited-style-name="Visited_20_Internet_20_Link">https://reflectoring.io/spring-boot-data-jpa-test/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6:17:32.835543599</meta:creation-date>
    <dc:date>2020-12-07T19:02:01.150364640</dc:date>
    <meta:editing-duration>PT2H44M30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2" meta:paragraph-count="5" meta:word-count="5" meta:character-count="169" meta:non-whitespace-character-count="169"/>
  </office:meta>
</office:document-meta>
</file>